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254cm" fo:margin-bottom="0.203cm" style:contextual-spacing="false"/>
    </style:style>
    <style:style style:name="P2" style:family="paragraph" style:parent-style-name="Preformatted_20_Text">
      <style:paragraph-properties fo:margin-top="0.254cm" fo:margin-bottom="0.203cm" style:contextual-spacing="false"/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Arial2" fo:font-style="italic" style:font-name-asian="Arial2" style:font-style-asian="italic" style:font-name-complex="Arial2" style:font-style-complex="italic"/>
    </style:style>
    <style:style style:name="T4" style:family="text">
      <style:text-properties style:font-name="Courier New"/>
    </style:style>
    <style:style style:name="T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SVR – Unreal Engine 4 plugin</text:h>
      <text:h text:style-name="Heading_20_2" text:outline-level="2">Installation</text:h>
      <text:p text:style-name="Text_20_body">Follow this steps to integrate OSVR into your UE4 project:</text:p>
      <text:list xml:id="list2105321403198540952" text:style-name="L1">
        <text:list-item>
          <text:p text:style-name="P3">install OSVR on your system</text:p>
        </text:list-item>
        <text:list-item>
          <text:p text:style-name="P3">be sure that your project have at least one C++ file</text:p>
        </text:list-item>
        <text:list-item>
          <text:p text:style-name="P3">close UE4Editor</text:p>
        </text:list-item>
        <text:list-item>
          <text:p text:style-name="P3">copy the "<text:span text:style-name="T1">OSVR/</text:span>" plugin directory into "<text:span text:style-name="T2">&lt;YourProject&gt;</text:span><text:span text:style-name="T1">/Plugins/</text:span>"</text:p>
        </text:list-item>
        <text:list-item>
          <text:p text:style-name="P3">copy all content of "<text:span text:style-name="T2">&lt;YourProject&gt;</text:span><text:span text:style-name="T1">\Plugins\OSVR\ThirdParty\OSVR\bin\</text:span>" into "<text:span text:style-name="T2">&lt;YourProject&gt;</text:span><text:span text:style-name="T1">\Binaries\</text:span>"</text:p>
        </text:list-item>
        <text:list-item>
          <text:p text:style-name="P3">open you project and let UBT to recompile the OSVR plugin</text:p>
        </text:list-item>
        <text:list-item>
          <text:p text:style-name="P3">under "<text:span text:style-name="T1">Window </text:span><text:span text:style-name="T3">→</text:span><text:span text:style-name="T1"> Plugins</text:span>" ensure that OSVR is the only plugin of type "<text:span text:style-name="T1">Head Mounted Display</text:span>" enabled (e.g., be sure to have "<text:span text:style-name="T1">Oculus Rift Plugin</text:span>" and "<text:span text:style-name="T1">SteamVR Plugin</text:span>" both disabled)</text:p>
        </text:list-item>
      </text:list>
      <text:h text:style-name="Heading_20_2" text:outline-level="2">Packaging</text:h>
      <text:p text:style-name="Text_20_body">After having packaged your project:</text:p>
      <text:list xml:id="list2821743209498203203" text:style-name="L2">
        <text:list-item>
          <text:p text:style-name="P4">copy all content of "<text:span text:style-name="T2">&lt;YourProject&gt;</text:span><text:span text:style-name="T1">\Plugins\OSVR\ThirdParty\OSVR\bin\</text:span>" into "<text:span text:style-name="T2">&lt;OutputDir&gt;</text:span><text:span text:style-name="T1">\WindowsNoEditor\</text:span><text:span text:style-name="T2">&lt;YourProject&gt;</text:span><text:span text:style-name="T1">\Binaries\</text:span>"</text:p>
        </text:list-item>
      </text:list>
      <text:h text:style-name="Heading_20_2" text:outline-level="2">Blueprint API</text:h>
      <text:p text:style-name="Text_20_body">APIs identify OSVR devices/resources using the same OSVR resource path notation.</text:p>
      <text:p text:style-name="Text_20_body">Following UE4 input management, as general rule:</text:p>
      <text:list xml:id="list6204087905326069320" text:style-name="L3">
        <text:list-item>
          <text:p text:style-name="P5">state of continuous valued resources ("axis" inputs in UE4) is queried by polling, using functions defined in the <text:span text:style-name="T8">OSVR Blueprint Function Library</text:span>.</text:p>
        </text:list-item>
        <text:list-item>
          <text:p text:style-name="P5">state of discrete valued resources ("action" inputs in UE4) is reported by events. As UE4 currently does not support the definition of global events, OSVR events are wrapped in <text:span text:style-name="T8">OSVRInputComponent</text:span> and <text:span text:style-name="T8">OSVRActor</text:span> classes.</text:p>
        </text:list-item>
      </text:list>
      <text:h text:style-name="Heading_20_3" text:outline-level="3">OSVRActor</text:h>
      <text:p text:style-name="Text_20_body">Predefined Actor class containing an OSVRInputComponent. It can be used as a base class for custom Actors or can ben placed into a level to manage OSVR action events directly from the "<text:span text:style-name="T1">Level Blueprint</text:span>".</text:p>
      <text:h text:style-name="Heading_20_3" text:outline-level="3">OSVRInputComponent</text:h>
      <text:p text:style-name="Text_20_body">Component exposing OSVR action events. You can use it to bind custom actions to OSVR action events like buttons press, etc.</text:p>
      <text:p text:style-name="P2">void OnPositionChanged (FName name, FVector position);</text:p>
      <text:p text:style-name="Text_20_body">Fired when the position of an OSVR resource changes.</text:p>
      <text:p text:style-name="Text_20_body">Outputs:</text:p>
      <text:list xml:id="list8471380609366426675" text:style-name="L4">
        <text:list-item>
          <text:p text:style-name="P6"><text:soft-page-break/><text:span text:style-name="T4">name</text:span>: OSVR resource path;</text:p>
        </text:list-item>
        <text:list-item>
          <text:p text:style-name="P6"><text:span text:style-name="T4">position</text:span>: the new position.</text:p>
        </text:list-item>
      </text:list>
      <text:p text:style-name="P1">void <text:span text:style-name="T6">OnOrientationChanged</text:span> (FName name, FRotator orientation);</text:p>
      <text:p text:style-name="Text_20_body">Fired when the orientation of an OSVR resource changes.</text:p>
      <text:p text:style-name="Text_20_body">Outputs:</text:p>
      <text:list xml:id="list113458674161350" text:continue-numbering="true" text:style-name="L4">
        <text:list-item>
          <text:p text:style-name="P6"><text:span text:style-name="T4">name</text:span>: OSVR resource path;</text:p>
        </text:list-item>
        <text:list-item>
          <text:p text:style-name="P6"><text:span text:style-name="T4">position</text:span>: the new orientation.</text:p>
        </text:list-item>
      </text:list>
      <text:p text:style-name="P1">void <text:span text:style-name="T6">OnButtonStateChanged</text:span> (FName name, EButtonState::Type state);</text:p>
      <text:p text:style-name="Text_20_body">Fired when the state of a button of an OSVR resource changes.</text:p>
      <text:p text:style-name="Text_20_body">Outputs:</text:p>
      <text:list xml:id="list113458675155316" text:continue-numbering="true" text:style-name="L4">
        <text:list-item>
          <text:p text:style-name="P6"><text:span text:style-name="T4">name</text:span>: OSVR resource path;</text:p>
        </text:list-item>
        <text:list-item>
          <text:p text:style-name="P6"><text:span text:style-name="T4">state</text:span>: the new button state <text:span text:style-name="T5">(PRESSED,</text:span> <text:span text:style-name="T4">NOT_PRESSED</text:span>).</text:p>
        </text:list-item>
      </text:list>
      <text:p text:style-name="P1">void <text:span text:style-name="T6">OnAnalogValueChanged</text:span> (FName name, float value);</text:p>
      <text:p text:style-name="Text_20_body">Fired when the value of a single-valued analog resource changes (e.g. a gamepad trigger analog control).</text:p>
      <text:p text:style-name="Text_20_body">Outputs:</text:p>
      <text:list xml:id="list113458679181230" text:continue-numbering="true" text:style-name="L4">
        <text:list-item>
          <text:p text:style-name="P6"><text:span text:style-name="T4">name</text:span>: OSVR resource path;</text:p>
        </text:list-item>
        <text:list-item>
          <text:p text:style-name="P6"><text:span text:style-name="T4">value</text:span>: the new value, in [0, 1].</text:p>
        </text:list-item>
      </text:list>
      <text:h text:style-name="Heading_20_3" text:outline-level="3">Blueprint function library</text:h>
      <text:p text:style-name="P1">static FVector <text:span text:style-name="T6">GetInterfacePosition(FName</text:span> Name);</text:p>
      <text:p text:style-name="Text_20_body">Return the current position of an OSVR resource.</text:p>
      <text:p text:style-name="Text_20_body">Inputs:</text:p>
      <text:list xml:id="list113458701157728" text:continue-numbering="true" text:style-name="L4">
        <text:list-item>
          <text:p text:style-name="P6"><text:span text:style-name="T4">name</text:span>: OSVR resource path.</text:p>
        </text:list-item>
      </text:list>
      <text:p text:style-name="P1">static FRotator <text:span text:style-name="T6">GetInterfaceRotation(FName</text:span> Name);</text:p>
      <text:p text:style-name="Text_20_body">Return the current orientation of an OSVR resource.</text:p>
      <text:p text:style-name="Text_20_body">Inputs:</text:p>
      <text:list xml:id="list113458702176536" text:continue-numbering="true" text:style-name="L4">
        <text:list-item>
          <text:p text:style-name="P6"><text:span text:style-name="T4">name</text:span>: OSVR resource path.</text:p>
        </text:list-item>
      </text:list>
      <text:p text:style-name="P1">static EButtonState::Type <text:span text:style-name="T8">GetInterfaceButtonState</text:span>(FName Name);</text:p>
      <text:p text:style-name="Text_20_body">Return the current state of an OSVR button.</text:p>
      <text:p text:style-name="Text_20_body">Inputs:</text:p>
      <text:list xml:id="list113458703155125" text:continue-numbering="true" text:style-name="L4">
        <text:list-item>
          <text:p text:style-name="P6"><text:span text:style-name="T4">name</text:span>: OSVR resource path.</text:p>
        </text:list-item>
      </text:list>
      <text:p text:style-name="P1">static float <text:span text:style-name="T6">GetInterfaceAnalogValue</text:span><text:span text:style-name="T7">(FName</text:span> Name);</text:p>
      <text:p text:style-name="Text_20_body">Return the current value of a single-valued OSVR analog resource (e.g. a gamepad trigger analog control).</text:p>
      <text:p text:style-name="Text_20_body"><text:soft-page-break/>Inputs:</text:p>
      <text:list xml:id="list113458705163261" text:continue-numbering="true" text:style-name="L4">
        <text:list-item>
          <text:p text:style-name="P6"><text:span text:style-name="T4">name</text:span>: OSVR resource path.</text:p>
        </text:list-item>
      </text:list>
      <text:p text:style-name="P1">static void <text:span text:style-name="T6">SetCurrentHmdOrientationAndPositionAsBase</text:span><text:span text:style-name="T7">();</text:span></text:p>
      <text:p text:style-name="Text_20_body">Set the current position and orientation of OSVR HMD device as "<text:span text:style-name="T1">rest</text:span>" pos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203cm" style:contextual-spacing="false"/>
      <style:text-properties style:font-name="Courier New" fo:font-family="'Courier New'" style:font-family-generic="modern" style:font-pitch="fixed" fo:font-size="12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8M38S</meta:editing-duration>
    <meta:editing-cycles>11</meta:editing-cycles>
    <meta:generator>LibreOffice/4.2.3.3$Windows_x86 LibreOffice_project/882f8a0a489bc99a9e60c7905a60226254cb6ff0</meta:generator>
    <dc:date>2015-01-26T11:34:58.637000000</dc:date>
    <meta:document-statistic meta:table-count="0" meta:image-count="0" meta:object-count="0" meta:page-count="3" meta:paragraph-count="61" meta:word-count="463" meta:character-count="3171" meta:non-whitespace-character-count="2790"/>
    <meta:user-defined meta:name="Info 1"/>
    <meta:user-defined meta:name="Info 2"/>
    <meta:user-defined meta:name="Info 3"/>
    <meta:user-defined meta:name="Info 4"/>
  </office:meta>
</office:document-meta>
</file>